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>Docker Audit Report: docker-bench-security-trivy.json</text:p>
      <text:p>
Target: docker/docker-bench-security:latest (alpine 3.8.2)</text:p>
      <text:p>  [1] CVE-2019-9893 (CRITICAL): libseccomp: incorrect generation of syscall filters in libseccomp</text:p>
      <text:p>  [2] CVE-2019-14697 (CRITICAL): musl libc through 1.1.23 has an x87 floating-point stack adjustment im ...</text:p>
      <text:p>  [3] CVE-2019-14697 (CRITICAL): musl libc through 1.1.23 has an x87 floating-point stack adjustment im ..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2</meta:generator>
  </office:meta>
</office:document-meta>
</file>